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0.953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70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7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/>
      <style:text-properties fo:color="#5983b0"/>
    </style:style>
    <style:style style:name="ce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5983b0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  <style:text-properties fo:color="#5983b0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/>
      <style:text-properties fo:color="#5983b0"/>
    </style:style>
  </office:automatic-styles>
  <office:body>
    <office:spreadsheet>
      <table:table table:name="pix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bli" table:style-name="ta1">
        <table:table-column table:style-name="co1" table:number-columns-repeated="1024" table:default-cell-style-name="ce1"/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7" office:value-type="float" office:value="2" calcext:value-type="float">
            <text:p>2</text:p>
          </table:table-cell>
          <table:table-cell table:style-name="ce6" table:number-columns-repeated="18"/>
          <table:table-cell table:number-columns-repeated="999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17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ttere" table:style-name="ta1">
        <table:table-column table:style-name="co2" table:number-columns-repeated="1024" table:default-cell-style-name="ce16"/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A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4:.Y4])" office:value-type="string" office:string-value="110001100111010101110000" calcext:value-type="string" table:number-columns-spanned="24" table:number-rows-spanned="1">
            <text:p>110001100111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3006192" calcext:value-type="float" table:number-columns-spanned="24" table:number-rows-spanned="1">
            <text:p>13006192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B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5:.Y15])" office:value-type="string" office:string-value="110100100101010101110000" calcext:value-type="string" table:number-columns-spanned="24" table:number-rows-spanned="1">
            <text:p>110100100101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3784432" calcext:value-type="float" table:number-columns-spanned="24" table:number-rows-spanned="1">
            <text:p>13784432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C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6:.Y26])" office:value-type="string" office:string-value="010101100110000001110000" calcext:value-type="string" table:number-columns-spanned="24" table:number-rows-spanned="1">
            <text:p>0101011001100000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5660784" calcext:value-type="float" table:number-columns-spanned="24" table:number-rows-spanned="1">
            <text:p>5660784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D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37:.Y37])" office:value-type="string" office:string-value="110100100100010101110000" calcext:value-type="string" table:number-columns-spanned="24" table:number-rows-spanned="1">
            <text:p>110100100100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3780336" calcext:value-type="float" table:number-columns-spanned="24" table:number-rows-spanned="1">
            <text:p>13780336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14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E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48:.Y48])" office:value-type="string" office:string-value="010101100111000001110000" calcext:value-type="string" table:number-columns-spanned="24" table:number-rows-spanned="1">
            <text:p>0101011001110000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5664880" calcext:value-type="float" table:number-columns-spanned="24" table:number-rows-spanned="1">
            <text:p>566488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F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59:.Y59])" office:value-type="string" office:string-value="010000100111000001110000" calcext:value-type="string" table:number-columns-spanned="24" table:number-rows-spanned="1">
            <text:p>0100001001110000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4354160" calcext:value-type="float" table:number-columns-spanned="24" table:number-rows-spanned="1">
            <text:p>435416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G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70:.Y70])" office:value-type="string" office:string-value="110101100110010001110000" calcext:value-type="string" table:number-columns-spanned="24" table:number-rows-spanned="1">
            <text:p>1101011001100100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4050416" calcext:value-type="float" table:number-columns-spanned="24" table:number-rows-spanned="1">
            <text:p>14050416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H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81:.Y81])" office:value-type="string" office:string-value="110001100011010101110000" calcext:value-type="string" table:number-columns-spanned="24" table:number-rows-spanned="1">
            <text:p>110001100011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2989808" calcext:value-type="float" table:number-columns-spanned="24" table:number-rows-spanned="1">
            <text:p>12989808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14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14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I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92:.Y92])" office:value-type="string" office:string-value="011101000111100000010000" calcext:value-type="string" table:number-columns-spanned="24" table:number-rows-spanned="1">
            <text:p>0111010001111000000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7632912" calcext:value-type="float" table:number-columns-spanned="24" table:number-rows-spanned="1">
            <text:p>7632912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J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03:.Y103])" office:value-type="string" office:string-value="110101100010010100000000" calcext:value-type="string" table:number-columns-spanned="24" table:number-rows-spanned="1">
            <text:p>11010110001001010000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4034176" calcext:value-type="float" table:number-columns-spanned="24" table:number-rows-spanned="1">
            <text:p>14034176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K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14:.Y114])" office:value-type="string" office:string-value="110001100011000101110000" calcext:value-type="string" table:number-columns-spanned="24" table:number-rows-spanned="1">
            <text:p>11000110001100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2988784" calcext:value-type="float" table:number-columns-spanned="24" table:number-rows-spanned="1">
            <text:p>12988784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L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0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25:.Y125])" office:value-type="string" office:string-value="010101100000000001110000" calcext:value-type="string" table:number-columns-spanned="24" table:number-rows-spanned="1">
            <text:p>0101011000000000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5636208" calcext:value-type="float" table:number-columns-spanned="24" table:number-rows-spanned="1">
            <text:p>5636208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M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36:.Y136])" office:value-type="string" office:string-value="110001100010110101110000" calcext:value-type="string" table:number-columns-spanned="24" table:number-rows-spanned="1">
            <text:p>1100011000101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2987760" calcext:value-type="float" table:number-columns-spanned="24" table:number-rows-spanned="1">
            <text:p>1298776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N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47:.Y147])" office:value-type="string" office:string-value="110001100110010101110000" calcext:value-type="string" table:number-columns-spanned="24" table:number-rows-spanned="1">
            <text:p>110001100110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3002096" calcext:value-type="float" table:number-columns-spanned="24" table:number-rows-spanned="1">
            <text:p>13002096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O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58:.Y158])" office:value-type="string" office:string-value="110101100110010101110000" calcext:value-type="string" table:number-columns-spanned="24" table:number-rows-spanned="1">
            <text:p>110101100110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4050672" calcext:value-type="float" table:number-columns-spanned="24" table:number-rows-spanned="1">
            <text:p>14050672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P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69:.Y169])" office:value-type="string" office:string-value="010000100111010101110000" calcext:value-type="string" table:number-columns-spanned="24" table:number-rows-spanned="1">
            <text:p>010000100111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4355440" calcext:value-type="float" table:number-columns-spanned="24" table:number-rows-spanned="1">
            <text:p>435544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Q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80:.Y180])" office:value-type="string" office:string-value="101001100110010101110000" calcext:value-type="string" table:number-columns-spanned="24" table:number-rows-spanned="1">
            <text:p>101001100110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0904944" calcext:value-type="float" table:number-columns-spanned="24" table:number-rows-spanned="1">
            <text:p>10904944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R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191:.Y191])" office:value-type="string" office:string-value="110001100111000101110000" calcext:value-type="string" table:number-columns-spanned="24" table:number-rows-spanned="1">
            <text:p>11000110011100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3005168" calcext:value-type="float" table:number-columns-spanned="24" table:number-rows-spanned="1">
            <text:p>13005168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S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02:.Y202])" office:value-type="string" office:string-value="110101000111010001110000" calcext:value-type="string" table:number-columns-spanned="24" table:number-rows-spanned="1">
            <text:p>1101010001110100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3923440" calcext:value-type="float" table:number-columns-spanned="24" table:number-rows-spanned="1">
            <text:p>1392344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T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number-columns-repeated="4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13:.Y213])" office:value-type="string" office:string-value="001100000111100000010000" calcext:value-type="string" table:number-columns-spanned="24" table:number-rows-spanned="1">
            <text:p>0011000001111000000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3176464" calcext:value-type="float" table:number-columns-spanned="24" table:number-rows-spanned="1">
            <text:p>3176464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U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24:.Y224])" office:value-type="string" office:string-value="110101100010010101110000" calcext:value-type="string" table:number-columns-spanned="24" table:number-rows-spanned="1">
            <text:p>110101100010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4034288" calcext:value-type="float" table:number-columns-spanned="24" table:number-rows-spanned="1">
            <text:p>14034288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V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35:.Y235])" office:value-type="string" office:string-value="100100100010010101110000" calcext:value-type="string" table:number-columns-spanned="24" table:number-rows-spanned="1">
            <text:p>100100100010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9577840" calcext:value-type="float" table:number-columns-spanned="24" table:number-rows-spanned="1">
            <text:p>957784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W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3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46:.Y246])" office:value-type="string" office:string-value="111001100010010101110000" calcext:value-type="string" table:number-columns-spanned="24" table:number-rows-spanned="1">
            <text:p>111001100010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5082864" calcext:value-type="float" table:number-columns-spanned="24" table:number-rows-spanned="1">
            <text:p>15082864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X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57:.Y257])" office:value-type="string" office:string-value="110001100011000100110000" calcext:value-type="string" table:number-columns-spanned="24" table:number-rows-spanned="1">
            <text:p>110001100011000100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2988720" calcext:value-type="float" table:number-columns-spanned="24" table:number-rows-spanned="1">
            <text:p>1298872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Y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6"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68:.Y268])" office:value-type="string" office:string-value="001100000011010101110000" calcext:value-type="string" table:number-columns-spanned="24" table:number-rows-spanned="1">
            <text:p>0011000000110101011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3159408" calcext:value-type="float" table:number-columns-spanned="24" table:number-rows-spanned="1">
            <text:p>3159408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Z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79:.Y279])" office:value-type="string" office:string-value="010101100111000100010000" calcext:value-type="string" table:number-columns-spanned="24" table:number-rows-spanned="1">
            <text:p>0101011001110001000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5665040" calcext:value-type="float" table:number-columns-spanned="24" table:number-rows-spanned="1">
            <text:p>566504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!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5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290:.Y290])" office:value-type="string" office:string-value="000100000101100000000000" calcext:value-type="string" table:number-columns-spanned="24" table:number-rows-spanned="1">
            <text:p>00010000010110000000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071104" calcext:value-type="float" table:number-columns-spanned="24" table:number-rows-spanned="1">
            <text:p>1071104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full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4" table:style-name="ce12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301:.Y301])" office:value-type="string" office:string-value="111111111111111111111111" calcext:value-type="string" table:number-columns-spanned="24" table:number-rows-spanned="1">
            <text:p>111111111111111111111111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6777215" calcext:value-type="float" table:number-columns-spanned="24" table:number-rows-spanned="1">
            <text:p>16777215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9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heart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312:.Y312])" office:value-type="string" office:string-value="100100101010101010010001" calcext:value-type="string" table:number-columns-spanned="24" table:number-rows-spanned="1">
            <text:p>100100101010101010010001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9611921" calcext:value-type="float" table:number-columns-spanned="24" table:number-rows-spanned="1">
            <text:p>9611921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14"/>
          <table:table-cell table:style-name="ce9" office:value-type="float" office:value="4" calcext:value-type="float">
            <text:p>4</text:p>
          </table:table-cell>
          <table:table-cell table:style-name="ce14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14"/>
          <table:table-cell table:number-columns-repeated="1009"/>
        </table:table-row>
        <table:table-row table:style-name="ro2"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14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14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9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14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14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14"/>
          <table:table-cell table:style-name="ce14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heart filled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2"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10" table:style-name="ce12" office:value-type="float" office:value="1" calcext:value-type="float">
            <text:p>1</text:p>
          </table:table-cell>
          <table:table-cell table:number-columns-repeated="3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323:.Y323])" office:value-type="string" office:string-value="101100101011111111110001" calcext:value-type="string" table:number-columns-spanned="24" table:number-rows-spanned="1">
            <text:p>101100101011111111110001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1714545" calcext:value-type="float" table:number-columns-spanned="24" table:number-rows-spanned="1">
            <text:p>11714545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14"/>
          <table:table-cell table:style-name="ce9" office:value-type="float" office:value="4" calcext:value-type="float">
            <text:p>4</text:p>
          </table:table-cell>
          <table:table-cell table:style-name="ce14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14"/>
          <table:table-cell table:number-columns-repeated="1009"/>
        </table:table-row>
        <table:table-row table:style-name="ro2">
          <table:table-cell table:number-columns-repeated="10"/>
          <table:table-cell table:style-name="ce9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9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14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23" calcext:value-type="float">
            <text:p>23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14"/>
          <table:table-cell table:style-name="ce14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14" office:value-type="float" office:value="18" calcext:value-type="float">
            <text:p>18</text:p>
          </table:table-cell>
          <table:table-cell table:style-name="ce14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‘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9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11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334:.Y334])" office:value-type="string" office:string-value="000000000100100000000000" calcext:value-type="string" table:number-columns-spanned="24" table:number-rows-spanned="1">
            <text:p>00000000010010000000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18432" calcext:value-type="float" table:number-columns-spanned="24" table:number-rows-spanned="1">
            <text:p>18432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8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8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9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8" office:value-type="float" office:value="22" calcext:value-type="float">
            <text:p>22</text:p>
          </table:table-cell>
          <table:table-cell table:style-name="ce8" office:value-type="float" office:value="20" calcext:value-type="float">
            <text:p>20</text:p>
          </table:table-cell>
          <table:table-cell table:style-name="ce8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fac simile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2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345:.Y345])" office:value-type="string" office:string-value="010111010010000000010000" calcext:value-type="string" table:number-columns-spanned="24" table:number-rows-spanned="1">
            <text:p>01011101001000000001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6103056" calcext:value-type="float" table:number-columns-spanned="24" table:number-rows-spanned="1">
            <text:p>6103056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8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8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8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9" office:value-type="float" office:value="19" calcext:value-type="float">
            <text:p>19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9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10" office:value-type="string" calcext:value-type="string" table:number-columns-spanned="24" table:number-rows-spanned="1">
            <text:p>fac simile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22" calcext:value-type="float">
            <text:p>22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17" calcext:value-type="float">
            <text:p>17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number-columns-repeated="24" table:style-name="ce12" office:value-type="float" office:value="0" calcext:value-type="float">
            <text:p>0</text:p>
          </table:table-cell>
          <table:table-cell table:number-columns-repeated="999"/>
        </table:table-row>
        <table:table-row table:style-name="ro2">
          <table:table-cell/>
          <table:table-cell table:style-name="ce13" table:formula="of:=COM.MICROSOFT.CONCAT([.B356:.Y356])" office:value-type="string" office:string-value="000000000000000000000000" calcext:value-type="string" table:number-columns-spanned="24" table:number-rows-spanned="1">
            <text:p>000000000000000000000000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/>
          <table:table-cell table:style-name="ce10" office:value-type="float" office:value="5660784" calcext:value-type="float" table:number-columns-spanned="24" table:number-rows-spanned="1">
            <text:p>5660784</text:p>
          </table:table-cell>
          <table:covered-table-cell table:number-columns-repeated="23"/>
          <table:table-cell table:number-columns-repeated="99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13" calcext:value-type="float">
            <text:p>13</text:p>
          </table:table-cell>
          <table:table-cell table:style-name="ce8"/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0" calcext:value-type="float">
            <text:p>0</text:p>
          </table:table-cell>
          <table:table-cell table:style-name="ce9" office:value-type="float" office:value="5" calcext:value-type="float">
            <text:p>5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float" office:value="8" calcext:value-type="float">
            <text:p>8</text:p>
          </table:table-cell>
          <table:table-cell table:style-name="ce8" office:value-type="float" office:value="15" calcext:value-type="float">
            <text:p>15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7" calcext:value-type="float">
            <text:p>7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float" office:value="10" calcext:value-type="float">
            <text:p>10</text:p>
          </table:table-cell>
          <table:table-cell table:style-name="ce8" office:value-type="float" office:value="9" calcext:value-type="float">
            <text:p>9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 office:value-type="float" office:value="19" calcext:value-type="float">
            <text:p>19</text:p>
          </table:table-cell>
          <table:table-cell table:style-name="ce9" office:value-type="float" office:value="17" calcext:value-type="float">
            <text:p>17</text:p>
          </table:table-cell>
          <table:table-cell table:style-name="ce8" office:value-type="float" office:value="21" calcext:value-type="float">
            <text:p>21</text:p>
          </table:table-cell>
          <table:table-cell table:style-name="ce8" office:value-type="float" office:value="23" calcext:value-type="float">
            <text:p>23</text:p>
          </table:table-cell>
          <table:table-cell table:style-name="ce8" office:value-type="float" office:value="16" calcext:value-type="float">
            <text:p>16</text:p>
          </table:table-cell>
          <table:table-cell table:number-columns-repeated="1009"/>
        </table:table-row>
        <table:table-row table:style-name="ro2">
          <table:table-cell table:number-columns-repeated="10"/>
          <table:table-cell table:style-name="ce8"/>
          <table:table-cell table:style-name="ce9" office:value-type="float" office:value="22" calcext:value-type="float">
            <text:p>22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float" office:value="18" calcext:value-type="float">
            <text:p>18</text:p>
          </table:table-cell>
          <table:table-cell table:style-name="ce8"/>
          <table:table-cell table:number-columns-repeated="1009"/>
        </table:table-row>
        <table:table-row table:style-name="ro2" table:number-rows-repeated="104821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number-style style:name="N106">
      <number:number number:decimal-places="0" number:min-decimal-places="0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30">00/00/0000</text:date>, <text:time style:data-style-name="N2" text:time-value="14:42:48.169000000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11-30T15:04:30.566000000</dc:date>
    <meta:editing-duration>PT7H28M37S</meta:editing-duration>
    <meta:editing-cycles>12</meta:editing-cycles>
    <meta:generator>LibreOffice/7.1.0.3$Windows_X86_64 LibreOffice_project/f6099ecf3d29644b5008cc8f48f42f4a40986e4c</meta:generator>
    <meta:document-statistic meta:table-count="3" meta:cell-count="2446" meta:object-count="0"/>
  </office:meta>
</office:document-meta>
</file>